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69d0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1c69d0/#515d85/g&quot; *.svg" calcext:value-type="string">
            <text:p>sed -i --follow-symlinks "s/#1c69d0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85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3585f3/#6272a4/g&quot; *.svg" calcext:value-type="string">
            <text:p>sed -i --follow-symlinks "s/#3585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97f3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5997f3/#8894b8/g&quot; *.svg" calcext:value-type="string">
            <text:p>sed -i --follow-symlinks "s/#5997f3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4c5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f54c5d/#ff5555/g&quot; *.svg" calcext:value-type="string">
            <text:p>sed -i --follow-symlinks "s/#f54c5d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04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3d4043/#44475a/g&quot; *.svg" calcext:value-type="string">
            <text:p>sed -i --follow-symlinks "s/#3d4043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a94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8a9495/#9ea0a6/g&quot; *.svg" calcext:value-type="string">
            <text:p>sed -i --follow-symlinks "s/#8a9495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a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b7babe/#cbcccc/g&quot; *.svg" calcext:value-type="string">
            <text:p>sed -i --follow-symlinks "s/#b7ba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f4f4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4f4f4f/#44475a/g&quot; *.svg" calcext:value-type="string">
            <text:p>sed -i --follow-symlinks "s/#4f4f4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89f9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6d89f9/#6272a4/g&quot; *.svg" calcext:value-type="string">
            <text:p>sed -i --follow-symlinks "s/#6d89f9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6fb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966fb2/#9576c5/g&quot; *.svg" calcext:value-type="string">
            <text:p>sed -i --follow-symlinks "s/#966fb2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2f7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ece2f7/#f8f8f2/g&quot; *.svg" calcext:value-type="string">
            <text:p>sed -i --follow-symlinks "s/#ece2f7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596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4c5969/#44475a/g&quot; *.svg" calcext:value-type="string">
            <text:p>sed -i --follow-symlinks "s/#4c596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aa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71aa75/#44c367/g&quot; *.svg" calcext:value-type="string">
            <text:p>sed -i --follow-symlinks "s/#71aa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c891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8bc891/#50fa7b/g&quot; *.svg" calcext:value-type="string">
            <text:p>sed -i --follow-symlinks "s/#8bc891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e2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ff5e27/#ff5555/g&quot; *.svg" calcext:value-type="string">
            <text:p>sed -i --follow-symlinks "s/#ff5e27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0a5a7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20a5a7/#168daa/g&quot; *.svg" calcext:value-type="string">
            <text:p>sed -i --follow-symlinks "s/#20a5a7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540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d35400/#c7484a/g&quot; *.svg" calcext:value-type="string">
            <text:p>sed -i --follow-symlinks "s/#d3540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7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ff7700/#c7925b/g&quot; *.svg" calcext:value-type="string">
            <text:p>sed -i --follow-symlinks "s/#ff770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a55b9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aa55b9/#c7639f/g&quot; *.svg" calcext:value-type="string">
            <text:p>sed -i --follow-symlinks "s/#aa55b9/#c7639f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11T19:06:14.752302324</dc:date>
    <meta:editing-duration>PT10H31M22S</meta:editing-duration>
    <meta:editing-cycles>118</meta:editing-cycles>
    <meta:generator>LibreOffice/7.4.5.1$Linux_X86_64 LibreOffice_project/40$Build-1</meta:generator>
    <meta:document-statistic meta:table-count="1" meta:cell-count="1969" meta:object-count="0"/>
  </office:meta>
</office:document-meta>
</file>